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ae6" officeooo:paragraph-rsid="000a8ae6"/>
    </style:style>
    <style:style style:name="P2" style:family="paragraph" style:parent-style-name="Standard">
      <style:text-properties officeooo:rsid="000a8ae6" officeooo:paragraph-rsid="000c4e74"/>
    </style:style>
    <style:style style:name="P3" style:family="paragraph" style:parent-style-name="Standard">
      <style:text-properties officeooo:rsid="000c4e74" officeooo:paragraph-rsid="000c4e74"/>
    </style:style>
    <style:style style:name="T1" style:family="text">
      <style:text-properties officeooo:rsid="000c4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rd_model</text:p>
      <text:p text:style-name="P1">commend_mapper</text:p>
      <text:p text:style-name="P1"/>
      <text:p text:style-name="P1">command_write_handler</text:p>
      <text:p text:style-name="P1"/>
      <text:p text:style-name="P1">쓰기</text:p>
      <text:p text:style-name="P1"/>
      <text:p text:style-name="P1">게시물(vector_model 에서 vector는 왜 out인가?)</text:p>
      <text:p text:style-name="P1">{</text:p>
      <text:p text:style-name="P1"><text:tab/>고유 번호</text:p>
      <text:p text:style-name="P1"><text:tab/>제목</text:p>
      <text:p text:style-name="P1"><text:tab/>글쓴이</text:p>
      <text:p text:style-name="P1"><text:tab/>내용<text:line-break/>}</text:p>
      <text:p text:style-name="P1"/>
      <text:p text:style-name="P1">제목이 들어 왔을때</text:p>
      <text:p text:style-name="P1">글쓴이가 들어 왔을때</text:p>
      <text:p text:style-name="P1">내용이 들어왔을때</text:p>
      <text:p text:style-name="P1"/>
      <text:p text:style-name="P1">처음에 </text:p>
      <text:p text:style-name="P1"/>
      <text:p text:style-name="P1">1~6까지 번호입력해서 일 을 할 수 있음</text:p>
      <text:p text:style-name="P1"/>
      <text:p text:style-name="P1">쓰기에 해당하는 번호를 입력 했을 때 </text:p>
      <text:p text:style-name="P1"/>
      <text:p text:style-name="P1">제목작성으로 가기(pritf(“제목을 작성해 주세요 : ”));</text:p>
      <text:p text:style-name="P1">wirte(); 입력받고 저장하기 </text:p>
      <text:p text:style-name="P2">글쓴이, 내용으로 반복작업 </text:p>
      <text:p text:style-name="P2">게시물에 저장이 되었다면 게시물을 파일로 만들기</text:p>
      <text:p text:style-name="P2"/>
      <text:p text:style-name="P3">(세부사항)</text:p>
      <text:p text:style-name="P3">1~6까지 번호 입력받는 함수 필요</text:p>
      <text:p text:style-name="P2">wirte입력받는 함수필요 </text:p>
      <text:p text:style-name="P1">게시물에 저장하는 함수 필요</text:p>
      <text:p text:style-name="P1">파일 저장하는 함수 필요</text:p>
      <text:p text:style-name="P1"/>
      <text:p text:style-name="P1">이러면 글쓰기 완성(정확히는 저장은 나중에 읽기를 위해서 이므로 일단 안해도 되긴함<text:span text:style-name="T1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0:23:24.543233856</meta:creation-date>
    <dc:date>2023-11-20T00:38:55.138235349</dc:date>
    <meta:editing-duration>PT4M40S</meta:editing-duration>
    <meta:editing-cycles>1</meta:editing-cycles>
    <meta:document-statistic meta:table-count="0" meta:image-count="0" meta:object-count="0" meta:page-count="1" meta:paragraph-count="26" meta:word-count="238" meta:character-count="392" meta:non-whitespace-character-count="326"/>
    <meta:generator>LibreOffice/7.3.7.2$Linux_X86_64 LibreOffice_project/30$Build-2</meta:generator>
  </office:meta>
</office:document-meta>
</file>